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Cambria1" svg:font-family="Cambria" style:font-family-generic="roman"/>
    <style:font-face style:name="Times New Roman2" svg:font-family="'Times New Roman'" style:font-family-generic="roman"/>
    <style:font-face style:name="Helv" svg:font-family="Helv" style:font-family-generic="swiss"/>
    <style:font-face style:name="Courier1" svg:font-family="Courier" style:font-family-generic="modern" style:font-pitch="fixed"/>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style="italic" style:font-style-asian="italic"/>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style:language-asian="zh" style:country-asian="CN"/>
    </style:style>
    <style:style style:name="P5" style:family="paragraph" style:parent-style-name="Standard">
      <style:text-properties style:use-window-font-color="true" fo:language="en" fo:country="US" style:font-name-asian="Cambria" style:language-complex="ar" style:country-complex="SA"/>
    </style:style>
    <style:style style:name="P6" style:family="paragraph" style:parent-style-name="Standard">
      <style:text-properties style:use-window-font-color="true" style:font-name="Cambria" fo:language="en" fo:country="US" style:font-name-asian="Cambria" style:language-complex="ar" style:country-complex="SA"/>
    </style:style>
    <style:style style:name="P7" style:family="paragraph" style:parent-style-name="Standard">
      <style:text-properties style:use-window-font-color="true" style:font-name="Times New Roman" fo:font-size="12pt" fo:language="en" fo:country="US" style:font-name-asian="Cambria" style:font-size-asian="12pt" style:font-size-complex="12pt" style:language-complex="ar" style:country-complex="SA"/>
    </style:style>
    <style:style style:name="P8" style:family="paragraph" style:parent-style-name="Standard">
      <style:text-properties style:use-window-font-color="true" style:font-name="Times New Roman" fo:language="en" fo:country="US" style:font-name-asian="Cambria" style:language-complex="ar" style:country-complex="SA"/>
    </style:style>
    <style:style style:name="P9" style:family="paragraph" style:parent-style-name="Standard">
      <style:text-properties fo:color="#000000" style:font-name="Helv" fo:font-size="10pt" style:font-name-asian="Helv" style:font-size-asian="10pt" style:font-name-complex="Helv" style:font-size-complex="10pt"/>
    </style:style>
    <style:style style:name="P10" style:family="paragraph" style:parent-style-name="Standard">
      <style:text-properties style:font-name="Times New Roman"/>
    </style:style>
    <style:style style:name="P11" style:family="paragraph" style:parent-style-name="Standard">
      <style:text-properties style:font-name="Times New Roman" fo:font-size="12pt" style:font-size-asian="12pt" style:font-size-complex="12pt"/>
    </style:style>
    <style:style style:name="P12" style:family="paragraph" style:parent-style-name="Standard">
      <style:text-properties style:font-name="Cambria1" fo:font-size="12pt" style:font-name-asian="Cambria1" style:font-size-asian="12pt" style:font-name-complex="Cambria1" style:font-size-complex="12pt"/>
    </style:style>
    <style:style style:name="P13" style:family="paragraph" style:parent-style-name="Standard">
      <style:paragraph-properties fo:text-align="start" style:justify-single-word="false" style:text-autospace="none"/>
      <style:text-properties style:font-name="Cambria1" fo:font-size="12pt" style:font-name-asian="Cambria1" style:font-size-asian="12pt" style:font-name-complex="Cambria1" style:font-size-complex="12pt"/>
    </style:style>
    <style:style style:name="P14" style:family="paragraph" style:parent-style-name="Standard">
      <style:paragraph-properties style:text-autospace="none"/>
      <style:text-properties style:font-name="Cambria1" fo:font-size="12pt" style:font-name-asian="Cambria1" style:font-size-asian="12pt" style:font-name-complex="Cambria1" style:font-size-complex="12pt"/>
    </style:style>
    <style:style style:name="P15" style:family="paragraph" style:parent-style-name="code">
      <style:text-properties style:font-name="Cambria" fo:font-size="12pt" style:font-size-asian="12pt" style:font-name-complex="Cambria" style:font-size-complex="12pt"/>
    </style:style>
    <style:style style:name="P16" style:family="paragraph" style:parent-style-name="code">
      <style:text-properties fo:font-weight="bold" style:font-weight-asian="bold"/>
    </style:style>
    <style:style style:name="P17" style:family="paragraph" style:parent-style-name="code">
      <style:text-properties style:language-asian="zh" style:country-asian="CN"/>
    </style:style>
    <style:style style:name="P18" style:family="paragraph" style:parent-style-name="code">
      <style:text-properties fo:color="#000000" style:font-name="Helv" fo:font-size="10pt" style:font-name-asian="Helv" style:font-size-asian="10pt" style:font-name-complex="Helv" style:font-size-complex="10pt"/>
    </style:style>
    <style:style style:name="P19" style:family="paragraph" style:parent-style-name="code">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in" fo:margin-right="0in" fo:text-indent="0in" style:auto-text-indent="false"/>
      <style:text-properties fo:color="#000000" style:font-name="Times New Roman2" fo:font-size="14pt" style:font-name-asian="Times New Roman2" style:font-size-asian="14pt" style:font-name-complex="Times New Roman2" style:font-size-complex="14pt"/>
    </style:style>
    <style:style style:name="P22" style:family="paragraph" style:parent-style-name="Standard">
      <style:paragraph-properties fo:margin-left="0in" fo:margin-right="0in" fo:text-indent="0in" style:auto-text-indent="false"/>
      <style:text-properties fo:color="#000000" style:font-name="Times New Roman" fo:font-size="12pt" fo:font-weight="normal" style:font-name-asian="Times New Roman2" style:font-size-asian="12pt" style:font-weight-asian="normal" style:font-name-complex="Times New Roman2" style:font-size-complex="12pt" style:font-weight-complex="normal"/>
    </style:style>
    <style:style style:name="P23" style:family="paragraph" style:parent-style-name="Standard">
      <style:paragraph-properties fo:margin-left="0in" fo:margin-right="0in" fo:text-indent="0in" style:auto-text-indent="false"/>
      <style:text-properties style:font-name="Times New Roman" fo:font-size="12pt" fo:font-weight="normal" style:font-size-asian="12pt" style:font-weight-asian="normal" style:font-size-complex="12pt" style:font-weight-complex="normal"/>
    </style:style>
    <style:style style:name="P24" style:family="paragraph" style:parent-style-name="code">
      <style:paragraph-properties fo:margin-left="0in" fo:margin-right="0in" fo:text-indent="0in" style:auto-text-indent="false"/>
    </style:style>
    <style:style style:name="P25" style:family="paragraph" style:parent-style-name="code">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2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2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bold" style:font-name-asian="Helv" style:font-size-asian="10pt" style:font-name-complex="Helv" style:font-size-complex="10pt"/>
    </style:style>
    <style:style style:name="P2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29" style:family="paragraph" style:parent-style-name="Standard">
      <style:paragraph-properties fo:margin-left="0.5in" fo:margin-right="0in" fo:text-align="start" style:justify-single-word="false" fo:text-indent="0in" style:auto-text-indent="false" style:text-autospace="none"/>
      <style:text-properties style:font-name="Courier1" fo:font-size="10pt" style:font-name-asian="Courier1" style:font-size-asian="10pt" style:font-name-complex="Courier1" style:font-size-complex="10pt"/>
    </style:style>
    <style:style style:name="P30" style:family="paragraph" style:parent-style-name="Standard" style:list-style-name="L1"/>
    <style:style style:name="P31" style:family="paragraph" style:parent-style-name="Standard" style:list-style-name="L2"/>
    <style:style style:name="P32" style:family="paragraph" style:parent-style-name="Standard" style:list-style-name="L3"/>
    <style:style style:name="P33" style:family="paragraph" style:parent-style-name="Standard" style:list-style-name="L4"/>
    <style:style style:name="P34" style:family="paragraph" style:parent-style-name="Standard" style:list-style-name="L5"/>
    <style:style style:name="P35" style:family="paragraph" style:parent-style-name="Standard" style:list-style-name="L6"/>
    <style:style style:name="P36" style:family="paragraph" style:parent-style-name="Standard" style:list-style-name="L8"/>
    <style:style style:name="P37" style:family="paragraph" style:parent-style-name="Standard" style:list-style-name="L8">
      <style:text-properties style:font-name="Courier New1" fo:font-size="10pt" style:font-size-asian="10pt" style:font-size-complex="10pt"/>
    </style:style>
    <style:style style:name="P38" style:family="paragraph" style:parent-style-name="Standard" style:list-style-name="L8">
      <style:text-properties style:font-name="Times New Roman" fo:font-size="12pt" style:font-size-asian="12pt" style:font-size-complex="12pt"/>
    </style:style>
    <style:style style:name="P39" style:family="paragraph" style:parent-style-name="Standard">
      <style:paragraph-properties fo:margin-left="0in" fo:margin-right="0in" fo:text-indent="0in" style:auto-text-indent="false"/>
      <style:text-properties style:font-name="Times New Roman" fo:font-size="12pt" fo:font-weight="normal" style:font-size-asian="12pt" style:font-weight-asian="normal" style:font-size-complex="12pt" style:font-weight-complex="normal"/>
    </style:style>
    <style:style style:name="P40" style:family="paragraph" style:parent-style-name="List_20_Paragraph" style:list-style-name="WW8Num4">
      <style:paragraph-properties fo:margin-left="0in" fo:margin-right="0in" fo:text-indent="0in" style:auto-text-indent="false"/>
    </style:style>
    <style:style style:name="P41" style:family="paragraph" style:parent-style-name="Heading" style:master-page-name="Standard">
      <style:paragraph-properties style:page-number="auto"/>
    </style:style>
    <style:style style:name="P42" style:family="paragraph" style:parent-style-name="Heading_20_2">
      <style:paragraph-properties fo:margin-left="0in" fo:margin-right="0in" fo:text-indent="0in" style:auto-text-indent="false"/>
    </style:style>
    <style:style style:name="P43" style:family="paragraph" style:parent-style-name="Heading_20_3">
      <style:paragraph-properties fo:text-align="start" style:justify-single-word="false" fo:orphans="0" fo:widows="0" fo:hyphenation-ladder-count="no-limit" style:writing-mode="lr-tb"/>
      <style:text-properties fo:font-size="12pt" fo:language="en" fo:country="US" style:font-size-asian="12pt" style:font-size-complex="12pt" style:language-complex="ar" style:country-complex="SA" fo:hyphenate="false" fo:hyphenation-remain-char-count="2" fo:hyphenation-push-char-count="2"/>
    </style:style>
    <style:style style:name="P44" style:family="paragraph" style:parent-style-name="code" style:list-style-name="L5"/>
    <style:style style:name="P45" style:family="paragraph" style:parent-style-name="code" style:list-style-name="L7">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46" style:family="paragraph" style:parent-style-name="Contents_20_1">
      <style:paragraph-properties>
        <style:tab-stops>
          <style:tab-stop style:position="6in" style:type="right" style:leader-style="dotted" style:leader-text="."/>
        </style:tab-stops>
      </style:paragraph-properties>
    </style:style>
    <style:style style:name="P47" style:family="paragraph" style:parent-style-name="Contents_20_2">
      <style:paragraph-properties>
        <style:tab-stops>
          <style:tab-stop style:position="5.8035in" style:type="right" style:leader-style="dotted" style:leader-text="."/>
        </style:tab-stops>
      </style:paragraph-properties>
    </style:style>
    <style:style style:name="P48" style:family="paragraph" style:parent-style-name="Contents_20_3">
      <style:paragraph-properties>
        <style:tab-stops>
          <style:tab-stop style:position="5.6071in" style:type="right" style:leader-style="dotted" style:leader-text="."/>
        </style:tab-stops>
      </style:paragraph-properties>
    </style:style>
    <style:style style:name="T1" style:family="text">
      <style:text-properties fo:font-style="italic" style:font-style-asian="italic"/>
    </style:style>
    <style:style style:name="T2" style:family="text">
      <style:text-properties fo:font-style="italic" fo:font-weight="bold" style:font-style-asian="italic" style:font-weight-asian="bold"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language-asian="zh" style:country-asian="CN"/>
    </style:style>
    <style:style style:name="T6" style:family="text">
      <style:text-properties style:font-name="Courier New1" fo:font-size="10pt" style:font-size-asian="10pt" style:font-size-complex="10pt"/>
    </style:style>
    <style:style style:name="T7" style:family="text">
      <style:text-properties style:font-name="Courier New1" fo:font-size="10pt" fo:font-weight="normal" style:font-size-asian="10pt" style:font-weight-asian="normal" style:font-size-complex="10pt" style:font-weight-complex="normal"/>
    </style:style>
    <style:style style:name="T8" style:family="text">
      <style:text-properties style:font-name="Courier New1" fo:font-size="11pt" style:font-size-asian="11pt" style:font-size-complex="11pt"/>
    </style:style>
    <style:style style:name="T9" style:family="text">
      <style:text-properties style:use-window-font-color="true" fo:language="en" fo:country="US" style:font-name-asian="Cambria" style:language-complex="ar" style:country-complex="SA"/>
    </style:style>
    <style:style style:name="T10" style:family="text">
      <style:text-properties style:use-window-font-color="true" style:font-name="Courier New1" fo:font-size="10pt" fo:language="en" fo:country="US" style:font-name-asian="Cambria" style:font-size-asian="10pt" style:font-size-complex="10pt" style:language-complex="ar" style:country-complex="SA"/>
    </style:style>
    <style:style style:name="T11" style:family="text">
      <style:text-properties fo:color="#000000" style:font-name="Helv" fo:font-size="10pt" style:font-name-asian="Helv" style:font-size-asian="10pt" style:font-name-complex="Helv" style:font-size-complex="10pt"/>
    </style:style>
    <style:style style:name="T12" style:family="text">
      <style:text-properties fo:color="#000000" style:font-name="Helv" fo:font-size="10pt" fo:font-weight="bold" style:font-name-asian="Helv" style:font-size-asian="10pt" style:font-name-complex="Helv" style:font-size-complex="10pt"/>
    </style:style>
    <style:style style:name="T13" style:family="text">
      <style:text-properties fo:color="#000000" style:font-name-asian="Helv" style:font-name-complex="Helv"/>
    </style:style>
    <style:style style:name="T14" style:family="text">
      <style:text-properties fo:color="#000000" style:font-name-asian="Times New Roman2" style:font-name-complex="Times New Roman2"/>
    </style:style>
    <style:style style:name="T15" style:family="text">
      <style:text-properties fo:font-size="12pt" style:font-size-asian="12pt" style:font-size-complex="12pt"/>
    </style:style>
    <style:style style:name="T16" style:family="text">
      <style:text-properties fo:color="#000080"/>
    </style:style>
    <style:style style:name="T17" style:family="text">
      <style:text-properties fo:font-style="normal" fo:font-weight="bold" style:font-style-asian="italic" style:font-style-complex="italic"/>
    </style:style>
    <style:style style:name="T18" style:family="text">
      <style:text-properties fo:font-style="normal" fo:font-weight="bold" style:font-style-asian="italic" style:font-weight-asian="bold" style:font-style-complex="italic"/>
    </style:style>
    <style:style style:name="T19" style:family="text">
      <style:text-properties style:font-name="Times New Roman"/>
    </style:style>
    <style:style style:name="T20" style:family="text">
      <style:text-properties style:font-name="Times New Roman" fo:font-size="12pt" fo:font-weight="normal" style:font-size-asian="12pt" style:font-weight-asian="normal" style:font-size-complex="12pt" style:font-weight-complex="normal"/>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xCAT Statelite Cookbook</text:p>
      <text:p text:style-name="Standard"><text:span text:style-name="Internet_20_link"/></text:p>
      <text:p text:style-name="Standard"><text:date style:data-style-name="N37" text:date-value="2010-07-09T11:20:50.48">07/09/10</text:date>, <text:time style:data-style-name="N43" text:time-value="2010-02-12T14:39:23" text:fixed="true">02:39:23 PM</text:time></text:p>
      <text:p text:style-name="Standard"/>
      <text:p text:style-name="Standard"/>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2" text:style-name="Contents_20_2">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3" text:style-name="Contents_20_3">
            <text:index-entry-link-start text:style-name="Internet_20_link"/>
            <text:index-entry-link-end/>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6"><text:a xlink:type="simple" xlink:href="#__RefHeading__2780_756506716" text:style-name="Internet_20_link" text:visited-style-name="Internet_20_link">1</text:a>Introduction<text:tab/>2</text:p>
          <text:p text:style-name="P47"><text:a xlink:type="simple" xlink:href="#__RefHeading__2782_756506716" text:style-name="Internet_20_link" text:visited-style-name="Internet_20_link">1.1</text:a>Limitations<text:tab/>3</text:p>
          <text:p text:style-name="P46"><text:a xlink:type="simple" xlink:href="#__RefHeading__2784_756506716" text:style-name="Internet_20_link" text:visited-style-name="Internet_20_link">2</text:a>Configuring Statelite <text:tab/>3</text:p>
          <text:p text:style-name="P47"><text:a xlink:type="simple" xlink:href="#__RefHeading__2786_756506716" text:style-name="Internet_20_link" text:visited-style-name="Internet_20_link">2.1</text:a>Make The Main Image Read-only<text:tab/>3</text:p>
          <text:p text:style-name="P47"><text:a xlink:type="simple" xlink:href="#__RefHeading__2788_756506716" text:style-name="Internet_20_link" text:visited-style-name="Internet_20_link">2.2</text:a>litefile table<text:tab/>4</text:p>
          <text:p text:style-name="P48"><text:a xlink:type="simple" xlink:href="#__RefHeading__1385_2058975812" text:style-name="Internet_20_link" text:visited-style-name="Internet_20_link">2.2.1 Sample Data for a RedHat statelite setup. </text:a><text:tab/>4</text:p>
          <text:p text:style-name="P48"><text:a xlink:type="simple" xlink:href="#__RefHeading__1387_2058975812" text:style-name="Internet_20_link" text:visited-style-name="Internet_20_link">2.2.2 Sample Data for SLES11 statelite setup</text:a><text:tab/>5</text:p>
          <text:p text:style-name="P48"><text:a xlink:type="simple" xlink:href="#__RefHeading__1491_1304263579" text:style-name="Internet_20_link" text:visited-style-name="Internet_20_link">2.2.3 “/etc/resolv.conf”</text:a><text:tab/>6</text:p>
          <text:p text:style-name="P47"><text:a xlink:type="simple" xlink:href="#__RefHeading__1307_1545497710" text:style-name="Internet_20_link" text:visited-style-name="Internet_20_link">2.3</text:a>litetree table<text:tab/>6</text:p>
          <text:p text:style-name="P47"><text:a xlink:type="simple" xlink:href="#__RefHeading__1309_1545497710" text:style-name="Internet_20_link" text:visited-style-name="Internet_20_link">2.4</text:a>statelite table<text:tab/>6</text:p>
          <text:p text:style-name="P47"><text:a xlink:type="simple" xlink:href="#__RefHeading__2794_756506716" text:style-name="Internet_20_link" text:visited-style-name="Internet_20_link">2.5</text:a>Policy<text:tab/>7</text:p>
          <text:p text:style-name="P47"><text:a xlink:type="simple" xlink:href="#__RefHeading__2796_756506716" text:style-name="Internet_20_link" text:visited-style-name="Internet_20_link">2.6</text:a>Add Linux Distro Packages<text:tab/>7</text:p>
          <text:p text:style-name="P47"><text:a xlink:type="simple" xlink:href="#__RefHeading__2798_756506716" text:style-name="Internet_20_link" text:visited-style-name="Internet_20_link">2.7</text:a>Add Third-Party Software<text:tab/>8</text:p>
          <text:p text:style-name="P47"><text:a xlink:type="simple" xlink:href="#__RefHeading__2800_756506716" text:style-name="Internet_20_link" text:visited-style-name="Internet_20_link">2.8</text:a>Create Statelite Image<text:tab/>9</text:p>
          <text:p text:style-name="P48"><text:a xlink:type="simple" xlink:href="#__RefHeading__1389_2058975812" text:style-name="Internet_20_link" text:visited-style-name="Internet_20_link">The postinstall file</text:a><text:tab/>9</text:p>
          <text:p text:style-name="P48"><text:a xlink:type="simple" xlink:href="#__RefHeading__1391_2058975812" text:style-name="Internet_20_link" text:visited-style-name="Internet_20_link">The genimage Command</text:a><text:tab/>9</text:p>
          <text:p text:style-name="P47"><text:a xlink:type="simple" xlink:href="#__RefHeading__2806_7565067161" text:style-name="Internet_20_link" text:visited-style-name="Internet_20_link">2.9</text:a>Setting up Post install scripts for statelite<text:tab/>10</text:p>
          <text:p text:style-name="P47"><text:a xlink:type="simple" xlink:href="#__RefHeading__2806_756506716" text:style-name="Internet_20_link" text:visited-style-name="Internet_20_link">2.10</text:a> Modify statelite image<text:tab/>10</text:p>
          <text:p text:style-name="P47"><text:a xlink:type="simple" xlink:href="#__RefHeading__2808_756506716" text:style-name="Internet_20_link" text:visited-style-name="Internet_20_link">2.11</text:a> Run liteimg command<text:tab/>11</text:p>
          <text:p text:style-name="P47"><text:a xlink:type="simple" xlink:href="#__RefHeading__2810_756506716" text:style-name="Internet_20_link" text:visited-style-name="Internet_20_link">2.12</text:a> Set the boot state to “statelite”<text:tab/>11</text:p>
          <text:p text:style-name="P47"><text:a xlink:type="simple" xlink:href="#__RefHeading__2812_756506716" text:style-name="Internet_20_link" text:visited-style-name="Internet_20_link">2.13</text:a> Install the Node<text:tab/>12</text:p>
          <text:p text:style-name="P46"><text:a xlink:type="simple" xlink:href="#__RefHeading__2814_756506716" text:style-name="Internet_20_link" text:visited-style-name="Internet_20_link">3</text:a>New Commands<text:tab/>12</text:p>
          <text:p text:style-name="P46"><text:a xlink:type="simple" xlink:href="#__RefHeading__2816_756506716" text:style-name="Internet_20_link" text:visited-style-name="Internet_20_link">4</text:a>Statelite Directory Structure<text:tab/>13</text:p>
          <text:p text:style-name="P47"><text:a xlink:type="simple" xlink:href="#__RefHeading__2818_756506716" text:style-name="Internet_20_link" text:visited-style-name="Internet_20_link">4.1</text:a> The noderes Table<text:tab/>13</text:p>
          <text:p text:style-name="P46"><text:a xlink:type="simple" xlink:href="#__RefHeading__2820_756506716" text:style-name="Internet_20_link" text:visited-style-name="Internet_20_link">5</text:a>Adding/updating software and files for the running nodes<text:tab/>13</text:p>
          <text:p text:style-name="P46"><text:a xlink:type="simple" xlink:href="#__RefHeading__2822_756506716" text:style-name="Internet_20_link" text:visited-style-name="Internet_20_link">6</text:a>Hierarchy Support <text:tab/>14</text:p>
          <text:p text:style-name="P47"><text:a xlink:type="simple" xlink:href="#__RefHeading__2824_756506716" text:style-name="Internet_20_link" text:visited-style-name="Internet_20_link">6.1</text:a>Setup the diskfull service node<text:tab/>14</text:p>
          <text:p text:style-name="P47"><text:a xlink:type="simple" xlink:href="#__RefHeading__2826_756506716" text:style-name="Internet_20_link" text:visited-style-name="Internet_20_link">6.2</text:a>Generate the statelite image<text:tab/>14</text:p>
          <text:p text:style-name="P47"><text:a xlink:type="simple" xlink:href="#__RefHeading__2828_756506716" text:style-name="Internet_20_link" text:visited-style-name="Internet_20_link">6.3</text:a>Sync the “/install” directory<text:tab/>14</text:p>
          <text:p text:style-name="P47"><text:a xlink:type="simple" xlink:href="#__RefHeading__2830_756506716" text:style-name="Internet_20_link" text:visited-style-name="Internet_20_link">6.4</text:a>Set the boot state to “statelite”<text:tab/>15</text:p>
          <text:p text:style-name="P47"><text:a xlink:type="simple" xlink:href="#__RefHeading__2832_756506716" text:style-name="Internet_20_link" text:visited-style-name="Internet_20_link">6.5</text:a>Install the Node<text:tab/>15</text:p>
          <text:p text:style-name="P46"><text:a xlink:type="simple" xlink:href="#__RefHeading__2834_7565067161" text:style-name="Internet_20_link" text:visited-style-name="Internet_20_link">7</text:a>Advanced Statelite features<text:tab/>15</text:p>
          <text:p text:style-name="P47"><text:soft-page-break/><text:a xlink:type="simple" xlink:href="#__RefHeading__1393_2058975812" text:style-name="Internet_20_link" text:visited-style-name="Internet_20_link">7.1</text:a>litetree table<text:tab/>15</text:p>
          <text:p text:style-name="P47"><text:a xlink:type="simple" xlink:href="#__RefHeading__1313_15454977101" text:style-name="Internet_20_link" text:visited-style-name="Internet_20_link">7.2</text:a>Installing a new Kernel in the statelite image <text:s/>(This <text:s/>is not verified)<text:tab/>16</text:p>
          <text:p text:style-name="P46"><text:a xlink:type="simple" xlink:href="#__RefHeading__2834_756506716" text:style-name="Internet_20_link" text:visited-style-name="Internet_20_link">8</text:a>Debugging techniques<text:tab/>16</text:p>
        </text:index-body>
      </text:table-of-content>
      <text:p text:style-name="Standard"/>
      <text:p text:style-name="Standard"/>
      <text:p text:style-name="Standard"/>
      <text:h text:style-name="Heading_20_1" text:outline-level="1"><text:bookmark text:name="__RefHeading__2780_756506716"/>Introduction<text:bookmark-end text:name="__RefHeading__2780_756506716"/></text:h>
      <text:p text:style-name="Standard"/>
      <text:p text:style-name="Standard">This document details a design for native xCAT NFS Root. <text:s/>We call the design statelite, <text:s/>because in addition to having an NFS Root implementation, some files can be stored persistently and maintain state through reboots.</text:p>
      <text:p text:style-name="Standard"/>
      <text:p text:style-name="Standard">Statelite provides an efficient and flexible diskless solution, <text:s/>because most of the OS image is NFS mounted read-only, but it also provides a configurable list of directories and files that can be read-write. <text:s/>The read-write files can either be persistent across reboots, or volatile (restoring to original state after reboot).</text:p>
      <text:p text:style-name="Standard"/>
      <text:p text:style-name="Standard">Statelite offers the following <text:span text:style-name="T4">advantages</text:span> over xCAT’s stateless (RAMdisk) implementation:</text:p>
      <text:p text:style-name="Standard"/>
      <text:list xml:id="list30593953" text:style-name="L1">
        <text:list-header>
          <text:p text:style-name="P30">1. <text:s/>Some files can be made persistent over reboot. <text:s/>This is useful for license files or database servers where some state is needed. <text:s/>However, you still get the advantage of only having to manage a single image.</text:p>
          <text:p text:style-name="P30"/>
          <text:p text:style-name="P30">2. <text:s/>Changes to hundreds of machines can take place instantly, and automatically, by updating one main image. <text:s/>In most cases, machines do not need to reboot for these changes to take affect. <text:s/></text:p>
          <text:p text:style-name="P30"/>
          <text:p text:style-name="P30">3. <text:s/>Ease of administration by being able to lock down an image. <text:s/>Many parts of the image can be read-only, so no modifications can transpire without updating the central image.</text:p>
          <text:p text:style-name="P30"/>
          <text:p text:style-name="P30">4. <text:s/>Files can be managed in a hierarchical manner. <text:s/>For example: <text:s/>Suppose you have a machine that is in one lab in Tokyo and another in London. You could set table values for those machines in the xCAT database to allow machines to sync from different places based on their attributes. <text:s/>This allows you to have one base image with multiple sources of file overlay.</text:p>
          <text:p text:style-name="P30"/>
          <text:p text:style-name="P30">5. <text:s/>Ideal for virtualization – In a virtual environment, you may not want a disk image <text:s/>(neither stateless nor stateful) on every virtual node as it consumes memory and disk. <text:s/>Virtualizing with the statelite approach allows for images to be smaller, easier to manage, use less disk, less memory, and more flexible.</text:p>
        </text:list-header>
      </text:list>
      <text:p text:style-name="Standard"/>
      <text:p text:style-name="P1"><text:soft-page-break/>Disadvantages</text:p>
      <text:list xml:id="list30585270" text:style-name="L2">
        <text:list-item>
          <text:p text:style-name="P31">NFS Root requires more network traffic to run as the majority of the disk image runs over NFS. <text:s/>This may depend on your workload, but can be minimized. <text:s/>Since the bulk of the image is read-only, NFS caching on the server helps minimize the disk access on the server, and NFS caching on the client helps reduce the network traffic.</text:p>
          <text:p text:style-name="P31"/>
        </text:list-item>
        <text:list-item>
          <text:p text:style-name="P31">NFS Root can be complex to set up. <text:s/>As more files are created in different places, <text:s/>there are greater chances for failures. <text:s/>This flexibility is also one of the great virtues of Statelite. <text:s/>The image can work in nearly any environment.</text:p>
          <text:p text:style-name="P31"/>
        </text:list-item>
      </text:list>
      <text:h text:style-name="Heading_20_2" text:outline-level="2"><text:bookmark text:name="__RefHeading__2782_756506716"/><text:reference-mark-start text:name="Limitations"/>Limitations<text:bookmark-end text:name="__RefHeading__2782_756506716"/><text:reference-mark-end text:name="Limitations"/></text:h>
      <text:p text:style-name="Standard"/>
      <text:list xml:id="list30576833" text:style-name="L3">
        <text:list-item>
          <text:p text:style-name="P32">Currently, statelite has only been tested on Red Hat and Red Hat Clone environments on x86_64 platforms, and SLES11 (SuSE Linux Enterprise Server 11) on POWER systems. <text:s/>There is no reason to think it won't work on Red Hat on POWER and SLES11 on x86_64, and we are in the process of testing that.</text:p>
        </text:list-item>
        <text:list-item>
          <text:p text:style-name="P32">Statelite is not currently supported on AIX.</text:p>
        </text:list-item>
        <text:list-item>
          <text:p text:style-name="P32">Only one statelite image may be defined for a node or noderange. </text:p>
        </text:list-item>
      </text:list>
      <text:h text:style-name="Heading_20_1" text:outline-level="1"><text:bookmark text:name="__RefHeading__2784_756506716"/>Configuring Statelite <text:bookmark-end text:name="__RefHeading__2784_756506716"/></text:h>
      <text:p text:style-name="Standard"/>
      <text:p text:style-name="Standard">Getting started with Statelite provisioning requires that you have xCAT set up and running. <text:s/>Before continuing with the rest of this document, the xCAT management node must be set up, and the nodes' hardware control, resource, and type attributes must be defined as described in the <text:a xlink:type="simple" xlink:href="http://xcat.svn.sourceforge.net/viewvc/xcat/xcat-core/trunk/xCAT-client/share/doc/xCAT2top.pdf">xCAT Top Doc</text:a>.</text:p>
      <text:p text:style-name="Standard"/>
      <text:p text:style-name="Standard">Please report any errors to the xCAT mailing list (<text:a xlink:type="simple" xlink:href="https://lists.sourceforge.net/lists/listinfo/xcat-user">https://lists.sourceforge.net/lists/listinfo/xcat-user</text:a>).</text:p>
      <text:p text:style-name="Standard"/>
      <text:h text:style-name="Heading_20_2" text:outline-level="2"><text:bookmark text:name="__RefHeading__2786_756506716"/>Make The Main Image Read-only<text:bookmark-end text:name="__RefHeading__2786_756506716"/></text:h>
      <text:p text:style-name="Standard"/>
      <text:p text:style-name="Standard">Any statelite image will need some files to be read/writable for individual nodes. <text:s/>But we encourage you to make the main image read-only. <text:s/>The image will be placed in <text:span text:style-name="T6">/install/netboot/&lt;os&gt;/&lt;arch&gt;/&lt;profile&gt;/rootimg</text:span> after running <text:span text:style-name="T6">genimage</text:span><text:span text:style-name="T19">. See the </text:span><text:span text:style-name="T19"><text:reference-ref text:reference-format="text" text:ref-name="Create Statelite Image">Create Statelite Image</text:reference-ref></text:span><text:span text:style-name="T19">.</text:span></text:p>
      <text:p text:style-name="Standard"/>
      <text:p text:style-name="Standard">xCAT, by default during installation, will create on the Management Node an /etc/exports entry that exports the /install directory read/writeable. <text:s/>Change it to read-only, so it looks as follows:</text:p>
      <text:p text:style-name="Standard"/>
      <text:p text:style-name="code">/install *(ro,no_root_squash,sync,no_subtree_check)</text:p>
      <text:p text:style-name="Standard"/>
      <text:p text:style-name="Standard"><text:soft-page-break/>Restart the NFS server:</text:p>
      <text:p text:style-name="Standard"/>
      <text:p text:style-name="code">service nfs restart</text:p>
      <text:p text:style-name="Standard"/>
      <text:h text:style-name="Heading_20_2" text:outline-level="2"><text:bookmark text:name="__RefHeading__2788_756506716"/>litefile table<text:bookmark-end text:name="__RefHeading__2788_756506716"/></text:h>
      <text:p text:style-name="Standard"/>
      <text:p text:style-name="Standard">The litefile table specifies the directories and files on the statelite nodes that should be read/write, persistent, or read-only overlay. <text:s/>All other files in the statelite nodes come from the read-only statelite image. <text:s/>See the <text:a xlink:type="simple" xlink:href="http://xcat.sourceforge.net/man5/litefile.5.html">litefile man page</text:a> for details on the file attributes.</text:p>
      <text:p text:style-name="Standard"/>
      <text:p text:style-name="Standard">The setup for RedHat and SLES are below. <text:s/><text:span text:style-name="T17">Note: It is recommended that you specify at least the files listed below in the litefile table, since most of these files need to be writeable for the node to boot up successfully. <text:s/></text:span><text:span text:style-name="T18">Before you change the default options, you must make sure it won't affect the system</text:span><text:span text:style-name="T2">.</text:span></text:p>
      <text:h text:style-name="Heading_20_3" text:outline-level="3"><text:bookmark text:name="__RefHeading__1385_2058975812"/>2.2.1<text:tab/>Sample Data for a RedHat statelite setup. <text:bookmark-end text:name="__RefHeading__1385_2058975812"/></text:h>
      <text:p text:style-name="P1">This is the minimal list of files needed, <text:s/>you can add additional files to the litefile table. </text:p>
      <text:p text:style-name="P1"/>
      <text:p text:style-name="Standard">Notice that at all files are in tmpfs, the default for the options field. This gives you an NFS root solution with no persistent storage. <text:s/></text:p>
      <text:p text:style-name="Standard"/>
      <text:p text:style-name="code">#image,file,options,comments,disable</text:p>
      <text:p text:style-name="code">"ALL","/etc/adjtime",,,</text:p>
      <text:p text:style-name="code">"ALL","/etc/fstab",,,</text:p>
      <text:p text:style-name="code">"ALL","/etc/inittab",,,</text:p>
      <text:p text:style-name="code">"ALL","/etc/lvm/.cache",,,</text:p>
      <text:p text:style-name="code">"ALL","/etc/mtab",,,</text:p>
      <text:p text:style-name="code">"ALL","/etc/ntp.conf",,,</text:p>
      <text:p text:style-name="code">"ALL","/etc/ntp.conf.predhclient",,,</text:p>
      <text:p text:style-name="code">"ALL","/etc/resolv.conf",,,</text:p>
      <text:p text:style-name="code">"ALL","/etc/resolv.conf.predhclient",,,</text:p>
      <text:p text:style-name="code">"ALL","/etc/ssh/",,,</text:p>
      <text:p text:style-name="code">"ALL","/tmp/",,,</text:p>
      <text:p text:style-name="code">"ALL","/var/account/",,,</text:p>
      <text:p text:style-name="code">"ALL","/var/arpwatch",,,</text:p>
      <text:p text:style-name="code">"ALL","/var/cache/alchemist",,,</text:p>
      <text:p text:style-name="code">"ALL","/var/cache/foomatic/",,,</text:p>
      <text:p text:style-name="code">"ALL","/var/cache/logwatch/",,,</text:p>
      <text:p text:style-name="code">"ALL","/var/cache/man/",,,</text:p>
      <text:p text:style-name="code">"ALL","/var/cache/mod_ssl/",,,</text:p>
      <text:p text:style-name="code">"ALL","/var/cache/mod_proxy/",,,</text:p>
      <text:p text:style-name="code">"ALL","/var/cache/php-pear/",,,</text:p>
      <text:p text:style-name="code">"ALL","/var/cache/systemtap/",,,</text:p>
      <text:p text:style-name="code">"ALL","/var/empty/",,,</text:p>
      <text:p text:style-name="code">"ALL","/var/db/nscd/",,,</text:p>
      <text:p text:style-name="code">"ALL","/var/gdm/",,,</text:p>
      <text:p text:style-name="code">"ALL","/var/lib/dav/",,,</text:p>
      <text:p text:style-name="code">"ALL","/var/lib/dhcp/",,,</text:p>
      <text:p text:style-name="code">"ALL","/var/lib/dhclient/",,,</text:p>
      <text:p text:style-name="code"><text:soft-page-break/>"ALL","/var/lib/php/",,,</text:p>
      <text:p text:style-name="code">"ALL","/var/lib/scsi/",,,</text:p>
      <text:p text:style-name="code">"ALL","/var/lib/ups/",,,</text:p>
      <text:p text:style-name="code">"ALL","/var/lib/random-seed",,,</text:p>
      <text:p text:style-name="code">"ALL","/var/lib/iscsi",,,</text:p>
      <text:p text:style-name="code">"ALL","/var/lib/logrotate.status",,,</text:p>
      <text:p text:style-name="code">"ALL","/var/lib/ntp/",,,</text:p>
      <text:p text:style-name="code">"ALL","/var/lib/xen/ntp",,,</text:p>
      <text:p text:style-name="code">"ALL","/var/lock/",,,</text:p>
      <text:p text:style-name="code">"ALL","/var/log/",,,</text:p>
      <text:p text:style-name="code">"ALL","/var/run/",,,</text:p>
      <text:p text:style-name="code">"ALL","/var/tmp/",,,</text:p>
      <text:p text:style-name="code">"ALL","/var/tux/",,,</text:p>
      <text:p text:style-name="code">"ALL","/opt/xcat/",,,</text:p>
      <text:p text:style-name="code">"ALL","/xcatpost/",,,</text:p>
      <text:p text:style-name="Standard"/>
      <text:h text:style-name="Heading_20_3" text:outline-level="3"><text:bookmark text:name="__RefHeading__1387_2058975812"/>2.2.2<text:tab/>Sample Data for SLES11 statelite setup<text:bookmark-end text:name="__RefHeading__1387_2058975812"/></text:h>
      <text:p text:style-name="P1">This is the minimal list of files needed, <text:s/>you can add additional files to the litefile table. </text:p>
      <text:p text:style-name="Standard"/>
      <text:p text:style-name="code">#image,file,options,comments,disable</text:p>
      <text:p text:style-name="code">"ALL","/etc/inittab",,,</text:p>
      <text:p text:style-name="code">"ALL","/etc/lvm/.cache",,,</text:p>
      <text:p text:style-name="code">"ALL","/etc/mtab",,,</text:p>
      <text:p text:style-name="code">"ALL","/etc/ntp.conf","bind",,</text:p>
      <text:p text:style-name="code">"ALL","/etc/ntp.conf.org","bind",,</text:p>
      <text:p text:style-name="code">"ALL","/etc/resolv.conf",,,</text:p>
      <text:p text:style-name="code">"ALL","/etc/ssh/",,,</text:p>
      <text:p text:style-name="code">"ALL","/etc/sysconfig/",,,</text:p>
      <text:p text:style-name="code">"ALL","/etc/syslog-ng/",,,</text:p>
      <text:p text:style-name="code">"ALL","/tmp/",,,</text:p>
      <text:p text:style-name="code">"ALL","/var/tmp/",,,</text:p>
      <text:p text:style-name="code">"ALL","/var/run/",,,</text:p>
      <text:p text:style-name="code">"ALL","/etc/yp.conf",,,</text:p>
      <text:p text:style-name="code">"ALL","/var/lib/",,,</text:p>
      <text:p text:style-name="code">"ALL","/var/empty/",,,</text:p>
      <text:p text:style-name="code">"ALL","/var/spool/",,,</text:p>
      <text:p text:style-name="code">"ALL","/var/lock/",,,</text:p>
      <text:p text:style-name="code">"ALL","/var/log/",,,</text:p>
      <text:p text:style-name="code">"ALL","/var/cache/",,,</text:p>
      <text:p text:style-name="code">"ALL","/etc/fstab",,,</text:p>
      <text:p text:style-name="code">"ALL","/var/adm/",,,</text:p>
      <text:p text:style-name="code">"ALL","/root/.viminfo",,,</text:p>
      <text:p text:style-name="code">"ALL","/root/.bash_history",,,</text:p>
      <text:p text:style-name="code">"ALL","/opt/xcat/",,,</text:p>
      <text:p text:style-name="code">"ALL","/xcatpost/",,,</text:p>
      <text:p text:style-name="Standard"/>
      <text:p text:style-name="Standard">Use the command</text:p>
      <text:p text:style-name="Standard"/>
      <text:p text:style-name="code">tabedit litefile</text:p>
      <text:p text:style-name="Standard"/>
      <text:p text:style-name="Standard">to copy/paste the above sample lines into the litefile table.</text:p>
      <text:p text:style-name="Standard"/>
      <text:h text:style-name="Heading_20_3" text:outline-level="3"><text:bookmark text:name="__RefHeading__1491_1304263579"/><text:soft-page-break/>2.2.3 “/etc/resolv.conf”<text:bookmark-end text:name="__RefHeading__1491_1304263579"/></text:h>
      <text:p text:style-name="P12">Currently, “/etc/resolv.conf” can't be set up correctly by default. </text:p>
      <text:p text:style-name="P12">We have two solutions:</text:p>
      <text:p text:style-name="P13">1) Edit the “/.default/etc/resolv.conf” file in the statelite image</text:p>
      <text:p text:style-name="P13">Make sure you know the domain and nameserver for all the statelite nodes,</text:p>
      <text:p text:style-name="P13">then edit the file “.default/etc/resolv.conf” in the statelite image like this:</text:p>
      <text:p text:style-name="P29">search &lt;DOMAIN&gt;</text:p>
      <text:p text:style-name="P29">nameserver &lt;NAMESERVER&gt;</text:p>
      <text:p text:style-name="P13">Replace &lt;DOMAIN&gt; with the domain for all the statelite nodes.</text:p>
      <text:p text:style-name="P13">Replace &lt;NAMESERVER&gt; with the nameserver for all the statelite nodes.</text:p>
      <text:p text:style-name="P13"/>
      <text:p text:style-name="P13">Or you can:</text:p>
      <text:p text:style-name="P13">2) Put one working “/etc/resolv.conf” file to one NFS directory, then, add the</text:p>
      <text:p text:style-name="P13">NFS directory to the “litetree” table. For example, create one directory named</text:p>
      <text:p text:style-name="P13">“/lite/tree/”, and export it as one NFS directory on your MN; then, put one</text:p>
      <text:p text:style-name="P13">working “/etc/resolv.conf” into “/lite/tree”. Finally, add one entry to the</text:p>
      <text:p text:style-name="P13">“litetree” table like this:</text:p>
      <text:p text:style-name="P29">#priority,image,directory,comments,disable</text:p>
      <text:p text:style-name="P29">1,,”&lt;MN IP&gt;:/lite/tree”,,</text:p>
      <text:p text:style-name="P14">Replace &lt;MN IP&gt; with your MN's IP address.</text:p>
      <text:h text:style-name="Heading_20_2" text:outline-level="2"><text:bookmark text:name="__RefHeading__1307_1545497710"/>litetree table<text:bookmark-end text:name="__RefHeading__1307_1545497710"/></text:h>
      <text:p text:style-name="Standard"/>
      <text:p text:style-name="Standard">The litetree table controls where the initial content of the files in the litefile table come from, and the long term content of the “ro” files. <text:s/>When a node boots up in statelite mode, it will by default copy all of its tmpfs files from the /.default directory of the root image, so there is not required to set up a litetree table. <text:s/>If you decide that you want some of the files pulled from different locations that are different per node, <text:s/>you can use this table. <text:s text:c="2"/>See <text:reference-ref text:reference-format="text" text:ref-name="Advanced Statelite features">Advanced Statelite features</text:reference-ref>. <text:s/></text:p>
      <text:p text:style-name="Standard"/>
      <text:p text:style-name="Standard">You can chose to use the defaults and not set up a litetree table. </text:p>
      <text:p text:style-name="Standard"/>
      <text:h text:style-name="Heading_20_2" text:outline-level="2"><text:bookmark text:name="__RefHeading__1309_1545497710"/>statelite table<text:bookmark-end text:name="__RefHeading__1309_1545497710"/></text:h>
      <text:p text:style-name="Standard"/>
      <text:p text:style-name="Standard">You may want some files in the image to be stored permanently, to survive reboots. <text:s text:c="2"/>This is done by entering the information into the <text:span text:style-name="T6">statelite</text:span> table. <text:s/></text:p>
      <text:p text:style-name="Standard"/>
      <text:p text:style-name="Standard">See the <text:a xlink:type="simple" xlink:href="http://xcat.sourceforge.net/man5/statelite.5.html">statelite man page</text:a> for description of the attributes.</text:p>
      <text:p text:style-name="Standard"/>
      <text:p text:style-name="P11">Note: <text:span text:style-name="T13">In the statelite table, the node or nodegroups in the table must be unique; <text:s/>that is a node or group should appear only once in the first column table. <text:s/>This makes sure that only one statelite image can be assigned to a node. <text:s/>See </text:span><text:span text:style-name="T13"><text:reference-ref text:reference-format="text" text:ref-name="Limitations">Limitations</text:reference-ref></text:span><text:span text:style-name="T13">.</text:span></text:p>
      <text:p text:style-name="Standard"/>
      <text:p text:style-name="Standard">An example would be:</text:p>
      <text:p text:style-name="code">"japan",,"nfssvr:/gpfs/state",,,</text:p>
      <text:p text:style-name="Standard"/>
      <text:p text:style-name="Standard"><text:soft-page-break/>Any nodes in the japan node group will have their state stored in the <text:span text:style-name="T6">/gpfs/state</text:span> directory on the machine known as cnfs. <text:s/>The image attribute should be left blank - currently it is not used.</text:p>
      <text:p text:style-name="Standard"/>
      <text:p text:style-name="Standard">When the node boots up, then the value of the <text:span text:style-name="T6">statemnt</text:span> attribute will be mounted to <text:span text:style-name="T6">/.statelite/persistent</text:span>. <text:s/>The code will then create the following subdirectory <text:span text:style-name="T6">/.statelite/persistent/&lt;nodename&gt;</text:span> . <text:s/>This directory will be the root of the image for this node's persistent files.</text:p>
      <text:p text:style-name="Standard"/>
      <text:p text:style-name="Standard">To set the <text:span text:style-name="T6">statemnt</text:span> attribute, <text:s/>you can use variables from xCAT database. <text:s/>It follows the same grammar as the <text:span text:style-name="T6">litetree</text:span> table. <text:s/>For example:</text:p>
      <text:p text:style-name="code">#node,image,statemnt,comments,disable</text:p>
      <text:p text:style-name="code">"hv32lpar05",,"$noderes.nfsserver:/lite/state/$nodetype.profile",,</text:p>
      <text:p text:style-name="Standard"/>
      <text:p text:style-name="Standard"><text:span text:style-name="T4">Note</text:span>: <text:s/>Do not name your persistent storage directory with <text:s/>the node name, as the node name <text:s/>will be added <text:s/>in the directory automatically. <text:s text:c="2"/>If you do, then a directory named <text:span text:style-name="T8">/state/n01</text:span> will have its state tree inside <text:span text:style-name="T8">/state/n01/n01</text:span>.</text:p>
      <text:p text:style-name="Standard"/>
      <text:h text:style-name="Heading_20_2" text:outline-level="2"><text:bookmark text:name="__RefHeading__2794_756506716"/>Policy<text:bookmark-end text:name="__RefHeading__2794_756506716"/></text:h>
      <text:p text:style-name="Standard"/>
      <text:p text:style-name="Standard">Ensure policies are set up correctly. <text:s/>When a node boots up, it queries the xCAT database to get the litefile and litetree table information. <text:s/>In order for this to work, the commands (of the same name) must be set in the policy table to allow nodes to request it. <text:s/>This should happen automatically when xCAT is installed, but you may want to verify that the following lines are in the policy table:</text:p>
      <text:p text:style-name="Standard"/>
      <text:p text:style-name="code">chtab priority=4.7 policy.commands=litefile policy.rule=allow</text:p>
      <text:p text:style-name="code">chtab priority=4.8 policy.commands=litetree policy.rule=allow</text:p>
      <text:p text:style-name="Standard"/>
      <text:h text:style-name="Heading_20_2" text:outline-level="2"><text:bookmark text:name="__RefHeading__2796_756506716"/>Add Linux Distro Packages<text:bookmark-end text:name="__RefHeading__2796_756506716"/></text:h>
      <text:p text:style-name="Standard"/>
      <text:p text:style-name="Standard">If you haven't already done so, copy the packages from the distro media into /install. <text:s/>For example:</text:p>
      <text:p text:style-name="Standard"/>
      <text:p text:style-name="code">copycds /iso/RHEL5.2-Server-20080430.0-x86_64-DVD.iso</text:p>
      <text:p text:style-name="Standard"/>
      <text:p text:style-name="Standard">Now create a list of <text:s/>distro packages that should be installed into the image. <text:s/>You should start with the base packages in the compute template. <text:s/>These are required. <text:s/>The shipped templates are found in the /opt/xcat/share/xcat/netboot/&lt;os&gt; directory. <text:s text:c="2"/>You can use these defaults, but if you modify them first copy them into the </text:p>
      <text:p text:style-name="Standard">/install/custom/netboot/&lt;os&gt; directory, so the modifications will not be lost on the next xCAT upgrade. <text:s/>The code will first look in the “custom” directory before looking in the “share” path. </text:p>
      <text:p text:style-name="Standard"/>
      <text:p text:style-name="Standard">For example:</text:p>
      <text:p text:style-name="Standard"><text:soft-page-break/></text:p>
      <text:p text:style-name="code">mkdir -p /install/custom/netboot/rh</text:p>
      <text:p text:style-name="code">cd /install/custom/netboot/rh</text:p>
      <text:p text:style-name="code">cp /opt/xcat/share/xcat<text:span text:style-name="T5">/netboot/rh/compute.pkglist</text:span> compute.pkglist</text:p>
      <text:p text:style-name="Standard"/>
      <text:p text:style-name="Standard">You can then add more packages to the compute pkglist <text:span text:style-name="T5">by editing compute.pkglist</text:span>.</text:p>
      <text:h text:style-name="Heading_20_2" text:outline-level="2"><text:bookmark text:name="__RefHeading__2798_756506716"/>Add Third-Party Software<text:bookmark-end text:name="__RefHeading__2798_756506716"/></text:h>
      <text:p text:style-name="Standard"/>
      <text:p text:style-name="Standard">If you have additional software that you want in the image, you can add it to the distro package directory that was created in the previous step and then rerun createrepo. <text:s/>But if you want to keep your distro package directory pristine, with only distro files in it, you can use xCAT's otherpkgs support:</text:p>
      <text:p text:style-name="Standard"/>
      <text:list xml:id="list30595451" text:style-name="L4">
        <text:list-header>
          <text:p text:style-name="P33">Create a directory on your management node named “/install/post/otherpkgs/&lt;OS&gt;/&lt;ARCH&gt;/”, and put your third party rpm packages into the directory:</text:p>
        </text:list-header>
      </text:list>
      <text:p text:style-name="Standard"/>
      <text:p text:style-name="code">mkdir /install/post/otherpkgs/rhels5.3/x86_64</text:p>
      <text:p text:style-name="code"># put RPMs in there</text:p>
      <text:p text:style-name="code"/>
      <text:list xml:id="list30578892" text:style-name="L5">
        <text:list-header>
          <text:p text:style-name="P34">Go to <text:s/>the directory “/install/custom/netboot/&lt;OS&gt;” and add the names of the RPM packages you want in the image into the &lt;profile&gt;.otherpkgs.pkglist file.</text:p>
        </text:list-header>
      </text:list>
      <text:p text:style-name="Standard"/>
      <text:list xml:id="list31317519" text:continue-numbering="true" text:style-name="L5">
        <text:list-header>
          <text:p text:style-name="P44">cd /install/custom/netboot/rh <text:s text:c="14"/></text:p>
        </text:list-header>
      </text:list>
      <text:p text:style-name="code">vi compute.otherpkgs.pkglist</text:p>
      <text:p text:style-name="Standard"/>
      <text:p text:style-name="P20">Note: if some of these RPMs will need write permissions to files on the node, add those files or directories into the “litefile” table. </text:p>
      <text:p text:style-name="Standard"/>
      <text:list xml:id="list30600641" text:style-name="L6">
        <text:list-header>
          <text:p text:style-name="P35">Create the .repolist file for your own repository in the same directory as above. <text:s/>The file name is: <text:s/>&lt;PROFILE&gt;.&lt;OS&gt;.&lt;ARCH&gt;.repolist . <text:s/>The file format is:</text:p>
        </text:list-header>
      </text:list>
      <text:p text:style-name="Standard"/>
      <text:p text:style-name="code">Type|URL|name</text:p>
      <text:p text:style-name="Standard"/>
      <text:p text:style-name="P20">For example, if the repository is local, you can add the repository information in /install/custom/netboot/rh/compute.rh.repolist:</text:p>
      <text:p text:style-name="P20"/>
      <text:p text:style-name="code">plaindir|file:///install/post/otherpkgs/rhel5.3/x86_64|otherpkgs</text:p>
      <text:p text:style-name="Standard"/>
      <text:p text:style-name="Standard">If there’s a remote repository, you can add the repository information as:</text:p>
      <text:p text:style-name="Standard"/>
      <text:p text:style-name="code">rpm-md|http://xcat.sourceforge.net/yum/xcat-dep/rhel5.3/x86_64|xcat-dep</text:p>
      <text:p text:style-name="code">rpm-md|http://xcat.sourceforge.net/yum/devel/core-snap|core-snap</text:p>
      <text:p text:style-name="Standard"/>
      <text:h text:style-name="Heading_20_2" text:outline-level="2"><text:bookmark text:name="__RefHeading__2800_756506716"/><text:soft-page-break/><text:reference-mark-start text:name="Create Statelite Image"/>Create Statelite Image<text:bookmark-end text:name="__RefHeading__2800_756506716"/><text:reference-mark-end text:name="Create Statelite Image"/></text:h>
      <text:h text:style-name="Heading_20_3" text:outline-level="3"><text:bookmark text:name="__RefHeading__1389_2058975812"/><text:reference-mark-start text:name="The postinstall file"/>The postinstall file<text:bookmark-end text:name="__RefHeading__1389_2058975812"/><text:reference-mark-end text:name="The postinstall file"/></text:h>
      <text:p text:style-name="P11">By editing <text:s/>the .postinstall file for your profile, <text:s/>you can automate the customization of <text:s/>the root image when the root image is generated by the “genimage” command. <text:s/>XCAT supplies a basic *postinstall file with some <text:span text:style-name="T3">required </text:span>setup already in the script. <text:s text:c="2"/>Make sure there is at least one *postinstall file that will be used when you run genimage. <text:s/><text:span text:style-name="T9">The one shipped will setup fstab and rcons to work properly.</text:span></text:p>
      <text:p text:style-name="P7"/>
      <text:p text:style-name="P11">The *postinstall files <text:s/>can be found <text:s/>in “/opt/xcat/share/xcat/netboot/&lt;OS&gt;/” directories. <text:s/>If you need to create your own *postinstall file, first you should copy the <text:s/>basic setup supplied <text:s/>in the appropriate *postinstall files. <text:span text:style-name="T9"><text:s/>You can add more postinstall process , if you want. If you do modify the script, you should save it in /install/custom/netboot/&lt;os&gt;, <text:s/>so it will not be overlayed with the next install. </text:span></text:p>
      <text:p text:style-name="P6"/>
      <text:p text:style-name="Standard"><text:bookmark text:name="__RefHeading__1311_1545497710"/><text:span text:style-name="T16">Rules for evaluating postinstall file</text:span>:<text:bookmark-end text:name="__RefHeading__1311_1545497710"/></text:p>
      <text:p text:style-name="Standard">There is a rule (2.4 release or later) for which postinstall files will be selected to be used by genimage. <text:s/>Use these basic rules to edit the correct file in the “<text:span text:style-name="T6">/opt/xcat/share/xcat/netboot/&lt;OS&gt;/</text:span>” directories. <text:s text:c="2"/>The rule allows you to customize you image down to the profile, os and architecture level, if needed. </text:p>
      <text:p text:style-name="Standard">You will find postinstall files of the following forms:</text:p>
      <text:p text:style-name="Standard"/>
      <text:list xml:id="list30595234" text:style-name="L7">
        <text:list-item>
          <text:p text:style-name="P45"><text:tab/>&lt;profile&gt;.&lt;os&gt;.&lt;arch&gt;.postinstall</text:p>
        </text:list-item>
        <text:list-item>
          <text:p text:style-name="P45"><text:tab/>&lt;profile&gt;.&lt;arch&gt;.postinstall</text:p>
        </text:list-item>
        <text:list-item>
          <text:p text:style-name="P45"><text:tab/>&lt;profile&gt;.&lt;os&gt;.postinstall</text:p>
        </text:list-item>
        <text:list-item>
          <text:p text:style-name="P45"><text:tab/>&lt;profile&gt;.postinstall</text:p>
        </text:list-item>
      </text:list>
      <text:p text:style-name="P19"/>
      <text:p text:style-name="Standard">genimage will select the postinstall file from the list, <text:s/>if it exists, in the order 1-4. This means, if <text:s/>“<text:span text:style-name="T10">&lt;profile&gt;.&lt;os&gt;.&lt;arch&gt;.postinstall</text:span>” is there, <text:s/>it will be <text:s/>used.</text:p>
      <text:p text:style-name="Standard">If there is no such a file, then the “<text:span text:style-name="T10">&lt;profile&gt;.&lt;arch&gt;.postinstall</text:span>” file will be used.</text:p>
      <text:p text:style-name="Standard">If there's no such a file , <text:span text:style-name="T9"><text:s/>then the <text:s/>“&lt;profile&gt;.&lt;os&gt;.postinstall” file will be used.</text:span></text:p>
      <text:p text:style-name="P5">If there is no such file, <text:s/>then it will use <text:s/>“&lt;profile&gt;.postinstall”.</text:p>
      <text:p text:style-name="P5"/>
      <text:p text:style-name="P5">The postinstall file is actually a bash script, you can add your own code to the basic function supplied in the file. </text:p>
      <text:p text:style-name="P8"/>
      <text:h text:style-name="P43" text:outline-level="3"><text:bookmark text:name="__RefHeading__1391_2058975812"/>The genimage Command<text:bookmark-end text:name="__RefHeading__1391_2058975812"/></text:h>
      <text:p text:style-name="Standard">After all our tables are set up, it is time to create a base image. In this example, the operating system is RedHat 5.3, and the name of the image is “compute”, so that all the compute nodes will use that image. <text:s/>Make sure that <text:span text:style-name="T6">compute</text:span> is also the name of the profile for the node in the nodetype table. <text:s/>For example:</text:p>
      <text:p text:style-name="Standard"/>
      <text:p text:style-name="code">lsdef &lt;node&gt; | grep profile </text:p>
      <text:p text:style-name="Standard"/>
      <text:p text:style-name="code">cd /opt/xcat/share/xcat/netboot/rh</text:p>
      <text:p text:style-name="code"/>
      <text:p text:style-name="code">./genimage -o rhels5.3 -p compute <text:s/>-i eth0 <text:s text:c="31"/><text:soft-page-break/>-n mlx4_core,mlx4_en,igb,bnx2 </text:p>
      <text:p text:style-name="code">-m statelite</text:p>
      <text:p text:style-name="Standard"/>
      <text:p text:style-name="Standard">The genimage command will do several things:</text:p>
      <text:p text:style-name="Standard">1. <text:s/>It will create an image in /install/netboot/&lt;os&gt;/&lt;arch&gt;/&lt;profile&gt;/rootimg. <text:s/>For example:</text:p>
      <text:p text:style-name="code">/install/netboot/rhels5.3/x86_64/compute/rootimg</text:p>
      <text:p text:style-name="Standard"/>
      <text:p text:style-name="Standard">2. <text:s/>It will create a ramdisk and kernel that can be used to boot the initial node.</text:p>
      <text:p text:style-name="code"/>
      <text:p text:style-name="P4">One new option to genimage named “<text:span text:style-name="T7">--permission</text:span>” is added for statelite mode, you can assign user-definable permission for <text:s/>“<text:span text:style-name="T6">/.statelite</text:span>” directory. <text:s/>The default permission is 755. <text:s/>For example:</text:p>
      <text:p text:style-name="P4"/>
      <text:p text:style-name="P17">./genimage -o rhels5.3 -p compute <text:s/>-i eth0 -n mlx4_core,mlx4_en,igb,bnx2 <text:s/>-m statelite --permission 777</text:p>
      <text:p text:style-name="P17"/>
      <text:p text:style-name="P10">would make the permission 777 instead of the 755 default</text:p>
      <text:p text:style-name="P10"/>
      <text:p text:style-name="P10"/>
      <text:h text:style-name="P42" text:outline-level="2"><text:bookmark text:name="__RefHeading__2806_7565067161"/><text:reference-mark-start text:name="Setting up Post install scripts for statelite"/>Setting up Post install scripts for statelite<text:bookmark-end text:name="__RefHeading__2806_7565067161"/><text:reference-mark-end text:name="Setting up Post install scripts for statelite"/></text:h>
      <text:p text:style-name="P23"/>
      <text:p text:style-name="P23">The rules to create post install scripts for statelite image is the same as the rules for stateless/diskless install images. </text:p>
      <text:p text:style-name="P23"><text:span text:style-name="T14"/></text:p>
      <text:p text:style-name="P23"><text:span text:style-name="T14">There're two kinds of postscripts for statelite (also for stateless/diskless).</text:span></text:p>
      <text:p text:style-name="P23"><text:span text:style-name="T14"/></text:p>
      <text:p text:style-name="P23"><text:span text:style-name="T14">The first kind of postscript is executed at genimage time, it is executed again the image itself on the MN . It was setup in </text:span><text:span text:style-name="T14"><text:reference-ref text:reference-format="text" text:ref-name="The postinstall file">The postinstall file</text:reference-ref></text:span><text:span text:style-name="T14"> section before the image was generated. </text:span></text:p>
      <text:p text:style-name="P22"/>
      <text:p text:style-name="P22">The second kind of postscript is the script that runs on the node during node deployment time. During init.d timeframe, /etc/init.d/gettyset calls /opt/xcat/xcatdsklspost that is in the image. <text:s/>This script uses wget to get all the postscripts under mn:/install/postscripts and copy them to the /xcatpost directory on the node. It uses openssl or stunnel to connect to the xcatd on the mn to get all the postscript names for the node from the postscripts <text:s/>table. <text:s/>It then runs the postscripts for the node. </text:p>
      <text:p text:style-name="P22"/>
      <text:p text:style-name="P21"><text:span text:style-name="T20">See the </text:span><text:a xlink:type="simple" xlink:href="http://xcat.svn.sourceforge.net/viewvc/xcat/xcat-core/trunk/xCAT-client/share/doc/xCAT2top.pdf"><text:span text:style-name="T20">TopDOC Appendix D</text:span></text:a><text:span text:style-name="T20"> for setting up postinstall scripts. </text:span><text:span text:style-name="T15"><text:line-break/></text:span></text:p>
      <text:h text:style-name="P42" text:outline-level="2"><text:bookmark text:name="__RefHeading__2806_756506716"/><text:s/>Modify statelite image<text:bookmark-end text:name="__RefHeading__2806_756506716"/></text:h>
      <text:p text:style-name="P2"/>
      <text:p text:style-name="Standard">Since the files that were now just created will be the default for all the files listed in the litefile table, you can edit the image directly by visiting the root tree in:</text:p>
      <text:p text:style-name="code"/>
      <text:p text:style-name="code">/install/netboot/&lt;os&gt;/&lt;arch&gt;/&lt;profile&gt;/rootimg </text:p>
      <text:p text:style-name="code"><text:soft-page-break/>cd /install/netboot/rhels5.3/x86_64/compute/rootimg</text:p>
      <text:p text:style-name="code"/>
      <text:p text:style-name="Standard">You can run <text:span text:style-name="T6">chroot</text:span> to make additional changes in the image, for example, <text:s/>yum/zypper updates/install using the <text:span text:style-name="T6">–installroot</text:span> flag. <text:s/></text:p>
      <text:p text:style-name="Standard"/>
      <text:h text:style-name="Heading_20_2" text:outline-level="2"><text:bookmark text:name="__RefHeading__2808_756506716"/><text:s/>Run liteimg command<text:bookmark-end text:name="__RefHeading__2808_756506716"/></text:h>
      <text:p text:style-name="Standard"/>
      <text:p text:style-name="Standard">The liteimg command will modify your statelite image (the image that genimage just created) by creating a series of links. <text:s/>Once you are satisfied your image contains what you want it to, run “<text:span text:style-name="T6">liteimg &lt;os&gt;-&lt;arch&gt;-&lt;profile&gt;</text:span>”, or “liteimg -o &lt;os&gt; -a &lt;arch&gt; -p &lt;profile&gt;”. <text:s/>For example:</text:p>
      <text:p text:style-name="Standard"/>
      <text:p text:style-name="code">liteimg rhels5.3-x86_64-compute </text:p>
      <text:p text:style-name="Standard">or</text:p>
      <text:p text:style-name="code">liteimg -o rhels5.3 -a x86_64 -p compute </text:p>
      <text:p text:style-name="Standard"/>
      <text:p text:style-name="Standard">The liteimg command creates <text:s/>two levels of indirection, <text:s/>so that files can be modified while in their image state as well as during runtime. <text:s/>For example, a file like “$imageroot/etc/ntp.conf” with default option in the “litefile” table, will have the following operations done to it:</text:p>
      <text:p text:style-name="Standard"/>
      <text:p text:style-name="Standard">(In our case $imageroot <text:s/>is /install/netboot/rhels5.3/x86_64/compute/rootimg)</text:p>
      <text:p text:style-name="Standard"/>
      <text:p text:style-name="Standard">The liteimg script, for example, <text:s/>does the following to create the two levels of indirection. </text:p>
      <text:p text:style-name="Standard"/>
      <text:p text:style-name="code">mkdir -p $imageroot/.default/etc</text:p>
      <text:p text:style-name="code">mkdir -p $imageroot/.statelite/tmpfs/etc</text:p>
      <text:p text:style-name="code">mv $imgroot/etc/ntp.conf $imgroot/.default/etc</text:p>
      <text:p text:style-name="code">cd $imgroot/.statelite/tmpfs/etc</text:p>
      <text:p text:style-name="code">ln -sf ../../../.default/etc/ntp.conf . </text:p>
      <text:p text:style-name="code">cd $imgroot/etc</text:p>
      <text:p text:style-name="code">ln -sf ../.statelite/tmpfs/etc/ntp.conf .</text:p>
      <text:p text:style-name="Standard"/>
      <text:p text:style-name="Standard">When finished, the original file will reside in $imgroot/.default/etc/ntp.conf. <text:s/>$imgroot/etc/ntp.conf will link to $imgroot/.statelite/tmpfs/etc/ntp.conf which will in turn link to $imgroot/.default/etc/ntp.conf</text:p>
      <text:p text:style-name="Standard"/>
      <text:p text:style-name="P2">Note: <text:s/>If you make any changes to your litefile table after running liteimg then you will need to rerun liteimg again. <text:s/>This is because files and directories need to have the two levels of redirects created.</text:p>
      <text:h text:style-name="Heading_20_2" text:outline-level="2"><text:bookmark text:name="__RefHeading__2810_756506716"/><text:s/><text:reference-mark-start text:name="Set the boot state to “statelite”"/>Set the boot state to “statelite”<text:bookmark-end text:name="__RefHeading__2810_756506716"/><text:reference-mark-end text:name="Set the boot state to “statelite”"/></text:h>
      <text:p text:style-name="Standard"/>
      <text:p text:style-name="Standard">You can now deploy the node:</text:p>
      <text:p text:style-name="Standard"/>
      <text:p text:style-name="code">nodeset &lt;noderange&gt; osimage=rhel5.3-x86_64-statelite-compute </text:p>
      <text:p text:style-name="code"/>
      <text:p text:style-name="Standard">Or just run:</text:p>
      <text:p text:style-name="code"><text:soft-page-break/></text:p>
      <text:p text:style-name="code">nodeset &lt;noderange&gt; statelite</text:p>
      <text:p text:style-name="Standard"/>
      <text:p text:style-name="Standard">This will create the necessary files in <text:span text:style-name="T6">/tftpboot</text:span> for the node to boot correctly.</text:p>
      <text:p text:style-name="Standard"/>
      <text:h text:style-name="Heading_20_2" text:outline-level="2"><text:bookmark text:name="__RefHeading__2812_756506716"/><text:s/><text:reference-mark-start text:name="Install the Node"/>Install the Node<text:bookmark-end text:name="__RefHeading__2812_756506716"/><text:reference-mark-end text:name="Install the Node"/></text:h>
      <text:p text:style-name="Standard"/>
      <text:p text:style-name="Standard">Finally, reboot the node so that it boots up in statelite mode. </text:p>
      <text:p text:style-name="Standard"/>
      <text:p text:style-name="P1">For x86_64 platform:</text:p>
      <text:p text:style-name="Standard"/>
      <text:p text:style-name="code">rpower &lt;noderange&gt; boot</text:p>
      <text:p text:style-name="Standard"/>
      <text:p text:style-name="Standard">Nodeset will have generated the appropriate PXE file so that the node boots from the nfsroot image. <text:s text:c="2"/>This file will look similar to the following:</text:p>
      <text:p text:style-name="Standard"/>
      <text:p text:style-name="code">#statelite rhel5.3-x86_64-compute</text:p>
      <text:p text:style-name="code">DEFAULT xCAT</text:p>
      <text:p text:style-name="code">LABEL xCAT</text:p>
      <text:p text:style-name="code"><text:s/>KERNEL xcat/netboot/rhel5.3/x86_64/compute/kernel</text:p>
      <text:p text:style-name="code"><text:s/>APPEND initrd=xcat/netboot/rhel5.3/x86_64/compute/initrd.gz NFSROOT=172.10.0.1:/install/netboot/rhel5.3/x86_64/compute STATEMNT=cnfs:/gpfs/state XCAT=172.10.0.1:3001 console=tty0 console=ttyS0,115200n8r</text:p>
      <text:p text:style-name="code"/>
      <text:p text:style-name="P1">For POWER platform:</text:p>
      <text:p text:style-name="Standard"/>
      <text:p text:style-name="Standard">Run the following command to boot up the nodes into statelite mode:</text:p>
      <text:p text:style-name="Standard"/>
      <text:p text:style-name="code">rnetboot &lt;noderange&gt;</text:p>
      <text:p text:style-name="Standard"/>
      <text:p text:style-name="Standard">Nodeset will have generated the appropriate yaboot.conf-MAC-ADDRESS file so that the node boots off the nfsroot image. This file will look similar to the following:</text:p>
      <text:p text:style-name="Standard"/>
      <text:p text:style-name="code">#statelite rhel5.3-ppc64-compute</text:p>
      <text:p text:style-name="code">timeout=5</text:p>
      <text:p text:style-name="code">image=xcat/netboot/rhel5.3/ppc64/compute/kernel</text:p>
      <text:p text:style-name="code"><text:s text:c="8"/>label=xcat</text:p>
      <text:p text:style-name="code"><text:s text:c="8"/>initrd=xcat/netboot/rhel5.3/ppc64/compute/initrd.gz</text:p>
      <text:p text:style-name="code"><text:s text:c="8"/>append="NFSROOT=192.168.11.108:/install/netboot/rhel5.3/ppc64/compute STATEMNT= XCAT=192.168.11.108:3001 "</text:p>
      <text:p text:style-name="P15"/>
      <text:p text:style-name="Standard">You can then use rcons or wcons to watch the node boot up.</text:p>
      <text:h text:style-name="Heading_20_1" text:outline-level="1"><text:bookmark text:name="__RefHeading__2814_756506716"/>New Commands<text:bookmark-end text:name="__RefHeading__2814_756506716"/></text:h>
      <text:p text:style-name="Standard"/>
      <text:p text:style-name="Standard">The following commands are in /opt/xcat/bin:</text:p>
      <text:p text:style-name="P16"/>
      <text:p text:style-name="Standard"><text:soft-page-break/>litefile &lt;nodename&gt;</text:p>
      <text:p text:style-name="Standard">Shows all the statelite files that are not to be taken from the base of the image.</text:p>
      <text:p text:style-name="Standard"/>
      <text:p text:style-name="Standard">litetree &lt;nodename&gt;</text:p>
      <text:p text:style-name="Standard">Shows the NFS mount points for a node.</text:p>
      <text:p text:style-name="Standard"/>
      <text:p text:style-name="Standard">litefile &lt;image name&gt;</text:p>
      <text:p text:style-name="Standard">Shows the stateless files that will be used for a node image.</text:p>
      <text:p text:style-name="Standard"/>
      <text:p text:style-name="Standard">liteimg &lt;image name&gt;</text:p>
      <text:p text:style-name="Standard">Creates a series of symbolic links in an image that is compatible with statelite booting.</text:p>
      <text:h text:style-name="Heading_20_1" text:outline-level="1"><text:bookmark text:name="__RefHeading__2816_756506716"/>Statelite Directory Structure<text:bookmark-end text:name="__RefHeading__2816_756506716"/></text:h>
      <text:p text:style-name="Standard"/>
      <text:p text:style-name="Standard">Each statelite image will have the following directories:</text:p>
      <text:p text:style-name="Standard"/>
      <text:p text:style-name="code">/.statelite/tmpfs/</text:p>
      <text:p text:style-name="code">/.statelite/persistent/&lt;nodename&gt;</text:p>
      <text:p text:style-name="code">/.statelite/mnt <text:s/># where directory tree is mounted from.</text:p>
      <text:p text:style-name="code">/.default/</text:p>
      <text:p text:style-name="code">/etc/init.d/statelite</text:p>
      <text:p text:style-name="Standard"/>
      <text:list xml:id="list30585722" text:style-name="L8">
        <text:list-item>
          <text:list>
            <text:list-header>
              <text:p text:style-name="P36">All files that are symbolic links, will link to <text:span text:style-name="T6">/.statelite/tmpfs</text:span>. <text:s/></text:p>
            </text:list-header>
          </text:list>
        </text:list-item>
      </text:list>
      <text:p text:style-name="Standard"/>
      <text:list xml:id="list31331069" text:continue-numbering="true" text:style-name="L8">
        <text:list-item>
          <text:list>
            <text:list-header>
              <text:p text:style-name="P36">tmpfs files that are persistent link to <text:span text:style-name="T6">/.statelite/persistent/&lt;nodename&gt;/</text:span></text:p>
              <text:p text:style-name="P36"><text:span text:style-name="T6">/.statelite/persistent/&lt;nodename&gt;</text:span> is the directory where the node’s individual storage will be mounted to.</text:p>
            </text:list-header>
          </text:list>
        </text:list-item>
      </text:list>
      <text:p text:style-name="Standard"/>
      <text:list xml:id="list31317795" text:continue-numbering="true" text:style-name="L8">
        <text:list-item>
          <text:list>
            <text:list-header>
              <text:p text:style-name="P36"><text:span text:style-name="T6">/.default </text:span>is where default files will be copied to from the image to tmpfs if the files are not found in the litetree hierarchy. <text:s/></text:p>
            </text:list-header>
          </text:list>
        </text:list-item>
      </text:list>
      <text:p text:style-name="Standard"/>
      <text:h text:style-name="Heading_20_2" text:outline-level="2"><text:bookmark text:name="__RefHeading__2818_756506716"/><text:s/>The noderes Table<text:bookmark-end text:name="__RefHeading__2818_756506716"/></text:h>
      <text:p text:style-name="Standard"/>
      <text:list xml:id="list31322572" text:continue-numbering="true" text:style-name="L8">
        <text:list-item>
          <text:list>
            <text:list-header>
              <text:p text:style-name="P36"><text:span text:style-name="T6">noderes.nfsserver</text:span> attribute can be set <text:s/>for the NFSroot server. <text:s/>If this is not set, then the defaul is the Management Node.</text:p>
            </text:list-header>
          </text:list>
        </text:list-item>
      </text:list>
      <text:p text:style-name="Standard"/>
      <text:list xml:id="list31321649" text:continue-numbering="true" text:style-name="L8">
        <text:list-item>
          <text:list>
            <text:list-header>
              <text:p text:style-name="P36"><text:span text:style-name="T6">noderes.nfsdir</text:span> – can be set. <text:s/>If this is not set, the the default is /install</text:p>
            </text:list-header>
          </text:list>
        </text:list-item>
      </text:list>
      <text:p text:style-name="Standard"/>
      <text:h text:style-name="Heading_20_1" text:outline-level="1"><text:bookmark text:name="__RefHeading__2820_756506716"/>Adding/updating software and files for the running nodes<text:bookmark-end text:name="__RefHeading__2820_756506716"/></text:h>
      <text:p text:style-name="Standard"><text:s text:c="4"/></text:p>
      <text:p text:style-name="Standard">Because most of system files for the nodes are NFS mounted on the Management Node with read-only option, installing or updating software and files should be done to the image. The image is located under <text:s/><text:soft-page-break/><text:span text:style-name="T6">/install/netboot/&lt;os&gt;/&lt;arch&gt;/&lt;profile&gt;/rootimg</text:span> directory. </text:p>
      <text:p text:style-name="Standard"/>
      <text:p text:style-name="Standard">To install or update an <text:s/>rpm, do the following:</text:p>
      <text:list xml:id="list31313620" text:continue-numbering="true" text:style-name="L8">
        <text:list-item>
          <text:p text:style-name="P36"><text:s/>Install the rpm package into rootimg.</text:p>
          <text:list>
            <text:list-header>
              <text:p text:style-name="P37"><text:s text:c="4"/>rpm --root /install/netboot/&lt;os&gt;/&lt;arch&gt;/&lt;profile&gt;/rootimg -ivh <text:s text:c="2"/>rpm_name</text:p>
            </text:list-header>
          </text:list>
        </text:list-item>
        <text:list-item>
          <text:p text:style-name="P38"><text:s text:c="4"/>Restart the software application on the nodes. </text:p>
          <text:p text:style-name="P37"><text:s text:c="4"/>xdsh &lt;noderange&gt; restart_this_software</text:p>
        </text:list-item>
      </text:list>
      <text:p text:style-name="Standard">It is recommended to follow section 2.7 (Adding third party softeware) to add the new rpm to the otherpkgs.pkglist file so that the rpm will get installed into the new image next time the image is rebuilt. </text:p>
      <text:p text:style-name="Standard">Note: The newly added rpms are not shown when running <text:span text:style-name="T6">rpm -qa</text:span> on the nodes although the rpm is installed. <text:s/>It will shown next time the node is rebooted. </text:p>
      <text:p text:style-name="Standard"/>
      <text:p text:style-name="Standard">To create or update a file for the nodes, <text:s/>just modify the file in the image and restart any application that uses the file.</text:p>
      <text:h text:style-name="Heading_20_1" text:outline-level="1"><text:bookmark text:name="__RefHeading__2822_756506716"/>Hierarchy Support <text:bookmark-end text:name="__RefHeading__2822_756506716"/></text:h>
      <text:p text:style-name="Standard">In the statelite environment, the service node needs to provide NFS service for the compute node with statelite, <text:s/>the service nodes must <text:s/>to be setup with diskfull installation. </text:p>
      <text:h text:style-name="Heading_20_2" text:outline-level="2"><text:bookmark text:name="__RefHeading__2824_756506716"/>Setup the diskfull service node<text:bookmark-end text:name="__RefHeading__2824_756506716"/></text:h>
      <text:p text:style-name="Standard">To setup one diskfull service node, please refer to the document “<text:a xlink:type="simple" xlink:href="http://xcat.svn.sourceforge.net/svnroot/xcat/xcat-core/trunk/xCAT-client/share/doc/xCAT2SetupHierarchy.pdf">How to setup </text:a><text:a xlink:type="simple" xlink:href="http://xcat.svn.sourceforge.net/svnroot/xcat/xcat-core/trunk/xCAT-client/share/doc/xCAT2SetupHierarchy.pdf">Hierarchy in xCAT 2</text:a>”. <text:s/>Since statelite is a kind of NFS-hybrid method, you should remove <text:s/>the “<text:span text:style-name="T6">installloc</text:span>” attribute in the site table. <text:s text:c="2"/>This makes sure that the service node <text:s/>does not mount the /install directory from the management node on the service node. </text:p>
      <text:h text:style-name="Heading_20_2" text:outline-level="2"><text:bookmark text:name="__RefHeading__2826_756506716"/>Generate the statelite image<text:bookmark-end text:name="__RefHeading__2826_756506716"/></text:h>
      <text:p text:style-name="Standard">The chapter 2 has described how to generate the statelite image for your own profile.</text:p>
      <text:p text:style-name="Standard"/>
      <text:p text:style-name="P3">NOTE: if the NFS directories defined in the litetree table are on the service node, <text:s text:c="2"/>it is <text:s/>better to setup the NFS directories in the service node following the chapter 2.3.</text:p>
      <text:h text:style-name="Heading_20_2" text:outline-level="2"><text:bookmark text:name="__RefHeading__2828_756506716"/>Sync the “/install” directory<text:bookmark-end text:name="__RefHeading__2828_756506716"/></text:h>
      <text:p text:style-name="Standard">The command “<text:span text:style-name="T6">prsync</text:span>” is used to sync the “/install” directory to the service nodes. </text:p>
      <text:p text:style-name="Standard">Run the following:</text:p>
      <text:p text:style-name="code"><text:tab/>cd /</text:p>
      <text:p text:style-name="code"><text:tab/>prsync install &lt;sn&gt;:/</text:p>
      <text:p text:style-name="Standard">&lt;sn&gt; is the hostname of the service node you defined.</text:p>
      <text:p text:style-name="Standard">Since the “<text:span text:style-name="T6">prsync</text:span>” command will sync all the contents in the “<text:span text:style-name="T6">/install</text:span>” directory to the service nodes, the first <text:s/>time will take a long time. <text:s/>But after the first time, it will take very short time to sync.</text:p>
      <text:p text:style-name="Standard"/>
      <text:p text:style-name="P3">NOTE: if you make any changes in the “<text:span text:style-name="T6">/install</text:span>” directory on the management node, and the changes can affect the statelite image, <text:s/>you need to sync the “<text:span text:style-name="T6">/install</text:span>” directory to the service node again. </text:p>
      <text:h text:style-name="Heading_20_2" text:outline-level="2"><text:bookmark text:name="__RefHeading__2830_756506716"/><text:soft-page-break/>Set the boot state to “statelite”<text:bookmark-end text:name="__RefHeading__2830_756506716"/></text:h>
      <text:p text:style-name="Standard">Please follow the instructions in <text:reference-ref text:reference-format="text" text:ref-name="Set the boot state to “statelite”">Set the boot state to “statelite”</text:reference-ref>.</text:p>
      <text:h text:style-name="Heading_20_2" text:outline-level="2"><text:bookmark text:name="__RefHeading__2832_756506716"/>Install the Node<text:bookmark-end text:name="__RefHeading__2832_756506716"/></text:h>
      <text:p text:style-name="Standard">Please follow the instructions in <text:reference-ref text:reference-format="text" text:ref-name="Install the Node">Install the Node</text:reference-ref>.</text:p>
      <text:p text:style-name="Standard"/>
      <text:h text:style-name="Heading_20_1" text:outline-level="1"><text:bookmark text:name="__RefHeading__2834_7565067161"/><text:reference-mark-start text:name="Advanced Statelite features"/>Advanced Statelite features<text:bookmark-end text:name="__RefHeading__2834_7565067161"/><text:reference-mark-end text:name="Advanced Statelite features"/></text:h>
      <text:p text:style-name="Standard"/>
      <text:h text:style-name="Heading_20_2" text:outline-level="2"><text:bookmark text:name="__RefHeading__1393_2058975812"/>litetree table<text:bookmark-end text:name="__RefHeading__1393_2058975812"/></text:h>
      <text:p text:style-name="Standard"/>
      <text:p text:style-name="Standard">The litetree table controls where the initial content of the files in the litefile table come from, and the long term content of the “ro” files. <text:s/>When a node boots up in statelite mode, it will by default copy all of its tmpfs files from the /.default directory of the root image, so there is not requirement to setup a litetree table. <text:s/>If <text:s/>you <text:s/>decide that you want some of the files pulled from different locations that are different per node, <text:s/>you can use this table. <text:s text:c="2"/></text:p>
      <text:p text:style-name="Standard"/>
      <text:p text:style-name="Standard">See l<text:a xlink:type="simple" xlink:href="http://xcat.sourceforge.net/man5/litetree.5.html">itetree man page</text:a> for description of attributes.</text:p>
      <text:p text:style-name="Standard"/>
      <text:p text:style-name="Standard">For example, a user may have two directories with a different <text:span text:style-name="T1">/etc/motd</text:span> that should be used for nodes in two locations:</text:p>
      <text:p text:style-name="Standard"/>
      <text:p text:style-name="code">10.0.0.1:/syncdirs/newyork-590Madison/rhels5.4/x86_64/compute/etc/motd</text:p>
      <text:p text:style-name="code">10.0.0.1:/syncdirs/shanghai-11foo/rhels5.4/x86_64/compute/etc/motd</text:p>
      <text:p text:style-name="Standard"/>
      <text:p text:style-name="Standard">You can specify this in one row in the litetree table:</text:p>
      <text:p text:style-name="code">1,,10.0.0.1:/syncdirs/$nodepos.room/$nodetype.os/$nodetype.arch/$nodetype.profile</text:p>
      <text:p text:style-name="code"/>
      <text:p text:style-name="Standard">When each statelite node boots, the variables in the litetree table will be substituted with the values for that node to locate the correct directory to use. <text:s/>Assuming that /etc/motd was specified in the litefile table, it will be searched for in all of the directories specified in the litetree table and found in this one.</text:p>
      <text:p text:style-name="Standard"/>
      <text:p text:style-name="Standard">You may also want to look by default into directories containing the node name first:</text:p>
      <text:p text:style-name="code">$noderes.nfsserver:/syncdirs/$node</text:p>
      <text:p text:style-name="Standard"/>
      <text:p text:style-name="Standard">The litetree prioritizes where node files are found. <text:s/>The first field is the priority. <text:s/>The second field is the image name (ALL for all images) and the final field is the mount point. <text:s/></text:p>
      <text:p text:style-name="Standard"/>
      <text:p text:style-name="Standard">Our example is as follows:</text:p>
      <text:p text:style-name="code">1,,$noderes.nfsserver:/statelite/$node</text:p>
      <text:p text:style-name="code">2,,cnfs:/gpfs/dallas/</text:p>
      <text:p text:style-name="Standard"/>
      <text:p text:style-name="Standard">The two directories /statelite/$node on the node’s $noderes.nfsserver and the /gpfs/dallas <text:soft-page-break/>on the node cnfs contain root tree structures that are sparsely populated with files that we want to place in those nodes. <text:s/>If files are not found in the first directory, it goes to the next directory. <text:s/>If none of the files can be found in the litetree hierarchy, then they are searched for in /.default on the local image.</text:p>
      <text:p text:style-name="Standard"/>
      <text:h text:style-name="P42" text:outline-level="2"><text:bookmark text:name="__RefHeading__1313_15454977101"/>Installing a new Kernel in the statelite image <text:s/>(This <text:s/>is not verified)<text:bookmark-end text:name="__RefHeading__1313_15454977101"/></text:h>
      <text:p text:style-name="P20"/>
      <text:p text:style-name="P20">Obtain you new kernel and kernel modules on the MN, for example here we have a new SLES kernel. </text:p>
      <text:p text:style-name="P20"/>
      <text:p text:style-name="P20">Copy the kernel into /boot :</text:p>
      <text:p text:style-name="P20"/>
      <text:p text:style-name="code">cp <text:span text:style-name="T12">vmlinux-2.6.32.10-0.5-ppc64</text:span><text:span text:style-name="T11"> <text:s text:c="2"/>/boot</text:span></text:p>
      <text:p text:style-name="P18"/>
      <text:p text:style-name="P18">Copy the kernel modules into /lib/modules/&lt;new kernel directory&gt;</text:p>
      <text:p text:style-name="P18"/>
      <text:p text:style-name="P9">xcatlinuxmn:/lib/modules # ls -al <text:s text:c="4"/></text:p>
      <text:p text:style-name="P26">total 16</text:p>
      <text:p text:style-name="P26">drwxr-xr-x <text:s/>4 root root 4096 Apr 19 10:39 .</text:p>
      <text:p text:style-name="P26">drwxr-xr-x 17 root root 4096 Apr 13 08:39 ..</text:p>
      <text:p text:style-name="P26">drwxr-xr-x <text:s/>3 root root 4096 Apr 13 08:51 2.6.32.10-0.4-ppc64</text:p>
      <text:p text:style-name="P27">drwxr-xr-x <text:s/>4 root root 4096 Apr 19 10:12 2.6.32.10-0.5-ppc64</text:p>
      <text:p text:style-name="P27"/>
      <text:p text:style-name="P28">Run genimage to update the statelite image with the new kernel</text:p>
      <text:p text:style-name="P28"/>
      <text:p text:style-name="code">cd /opt/xcat/share/xcat/netboot/sles</text:p>
      <text:p text:style-name="P25"/>
      <text:p text:style-name="P28"/>
      <text:p text:style-name="P26">./genimage -i eth0 -n ehea -o sles11.1 -p compute <text:s/>-m statelite <text:s/>-k 2.6.32.10-0.5-ppc64</text:p>
      <text:p text:style-name="P26"/>
      <text:p text:style-name="P26">then after a nodeset command and netboot.. the uname -a shows the new kernel.</text:p>
      <text:p text:style-name="P24"/>
      <text:h text:style-name="Heading_20_1" text:outline-level="1"><text:bookmark text:name="__RefHeading__2834_756506716"/>Debugging techniques<text:bookmark-end text:name="__RefHeading__2834_756506716"/></text:h>
      <text:p text:style-name="Standard"/>
      <text:list xml:id="list30595215" text:style-name="WW8Num4">
        <text:list-item>
          <text:p text:style-name="P40">When a node boots up in statelite mode, there is a script that runs called statelite that is in the root directory of $imageroot/etc/init.d/statelite. <text:s/>This script is not run as part of the rc scripts, but as part of the pre-switch root environment. <text:s/>Thus, all the linking is done in this script. <text:s/>There is a “set –x” near the top of the file. <text:s/>You can uncomment it and see what the script runs. <text:s/>You will then see lots of mkdirs and links on the console.</text:p>
        </text:list-item>
        <text:list-item>
          <text:p text:style-name="P40">You can also set the machine to shell. <text:s/>Just add the word “shell” on the end of the pxeboot file of the node in the append line. This will make the init script in the initramfs pause 3 times before doing a switch_root.</text:p>
        </text:list-item>
        <text:list-item>
          <text:p text:style-name="P40">When all the files are linked they are logged in /.statelite/statelite.log on the node. <text:s/>You can get into the node after it has booted and look in the /.statelite directory.</text:p>
          <text:p text:style-name="P40"/>
        </text:list-item>
      </text:list>
      <text:p text:style-name="Standard"/>
      <text:p text:style-name="Standard"><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Cambria1" svg:font-family="Cambria" style:font-family-generic="roman"/>
    <style:font-face style:name="Times New Roman2" svg:font-family="'Times New Roman'" style:font-family-generic="roman"/>
    <style:font-face style:name="Helv" svg:font-family="Helv" style:font-family-generic="swiss"/>
    <style:font-face style:name="Courier1" svg:font-family="Courier" style:font-family-generic="modern" style:font-pitch="fixed"/>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0" fo:widows="0" fo:hyphenation-ladder-count="no-limit" style:page-number="auto" style:writing-mode="lr-tb"/>
      <style:text-properties style:use-window-font-color="true" style:font-name="Times New Roman1" fo:font-size="12pt" fo:language="en" fo:country="US" style:font-name-asian="Cambria" style:font-size-asian="12pt" style:font-name-complex="Cambri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22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style>
    <style:style style:name="Heading_20_1" style:display-name="Heading 1" style:family="paragraph" style:parent-style-name="Standard" style:next-style-name="Standard" style:default-outline-level="1" style:class="text">
      <style:paragraph-properties fo:margin-left="0in" fo:margin-right="0in" fo:margin-top="0.3335in" fo:margin-bottom="0in" fo:keep-together="always" fo:text-indent="0in" style:auto-text-indent="false"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39in" fo:margin-bottom="0in" fo:keep-together="always" fo:text-indent="0in" style:auto-text-indent="false" fo:keep-with-next="always"/>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39in" fo:margin-bottom="0in" fo:keep-together="always" fo:text-indent="0in" style:auto-text-indent="false"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0.5in" fo:margin-right="0in" fo:text-indent="0in" style:auto-text-indent="false"/>
    </style:style>
    <style:style style:name="HTML_20_Preformatted" style:display-name="HTML Preformatted" style:family="paragraph" style:parent-style-name="Standard">
      <style:text-properties style:font-name="Courier" fo:font-size="10pt" style:font-size-asian="10pt" style:font-name-complex="Courier" style:font-size-complex="10pt"/>
    </style:style>
    <style:style style:name="code" style:family="paragraph" style:parent-style-name="Standard">
      <style:text-properties style:font-name="Courier" fo:font-size="10pt" style:font-size-asian="10pt" style:font-name-complex="Courier" style:font-size-complex="10pt"/>
    </style:style>
    <style:style style:name="Document_20_Map" style:display-name="Document Map" style:family="paragraph" style:parent-style-name="Standard">
      <style:paragraph-properties fo:background-color="#000080">
        <style:background-image/>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Date" style:family="paragraph" style:parent-style-name="Default_20_Text" style:next-style-name="Default_20_Text"/>
    <style:style style:name="WW8Num2z0" style:family="text">
      <style:text-properties style:font-name="Cambria" style:font-name-asian="Cambria" style:font-name-complex="Times New Roman"/>
    </style:style>
    <style:style style:name="WW8Num3z0" style:family="text">
      <style:text-properties style:font-name="Cambria" style:font-name-asian="Cambria" style:font-name-complex="Times New Roman"/>
    </style:style>
    <style:style style:name="Default_20_Paragraph_20_Font" style:display-name="Default Paragraph Font" style:family="text"/>
    <style:style style:name="WW8Num1z0" style:family="text">
      <style:text-properties style:font-name="Cambria" style:font-name-asian="Cambria"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ambria" style:font-name-asian="Cambria"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9z0" style:family="text">
      <style:text-properties style:font-name="Cambria" style:font-name-asian="Cambria" style:font-name-complex="Times New Roman"/>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Default_20_Paragraph_20_Font" style:display-name="WW-Default Paragraph Font" style:family="text"/>
    <style:style style:name="HTML_20_Preformatted_20_Char" style:display-name="HTML Preformatted Char" style:family="text" style:parent-style-name="WW-Default_20_Paragraph_20_Font">
      <style:text-properties style:font-name="Courier" fo:font-size="10pt" style:font-size-asian="10pt" style:font-name-complex="Courier" style:font-size-complex="10pt"/>
    </style:style>
    <style:style style:name="Heading_20_2_20_Char" style:display-name="Heading 2 Char" style:family="text" style:parent-style-name="WW-Default_20_Paragraph_20_Font">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1_20_Char" style:display-name="Heading 1 Char" style:family="text" style:parent-style-name="WW-Default_20_Paragraph_20_Font">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Heading_20_3_20_Char" style:display-name="Heading 3 Char" style:family="text" style:parent-style-name="WW-Default_20_Paragraph_20_Font">
      <style:text-properties fo:color="#4f81bd" style:font-name="Calibri" fo:font-weight="bold" style:font-name-asian="Times New Roman" style:font-weight-asian="bold" style:font-name-complex="Times New Roman"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
        <style:list-level-properties text:min-label-width="0.6in"/>
      </text:outline-level-style>
      <text:outline-level-style text:level="5" style:num-format="">
        <style:list-level-properties text:min-label-width="0.7in"/>
      </text:outline-level-style>
      <text:outline-level-style text:level="6" style:num-format="">
        <style:list-level-properties text:min-label-width="0.8in"/>
      </text:outline-level-style>
      <text:outline-level-style text:level="7" style:num-format="">
        <style:list-level-properties text:min-label-width="0.9in"/>
      </text:outline-level-style>
      <text:outline-level-style text:level="8" style:num-format="">
        <style:list-level-properties text:min-label-width="1in"/>
      </text:outline-level-style>
      <text:outline-level-style text:level="9" style:num-format="">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
        <style:list-level-properties text:min-label-width="0.3in"/>
      </text:list-level-style-number>
      <text:list-level-style-number text:level="2" style:num-format="">
        <style:list-level-properties text:min-label-width="0.4in"/>
      </text:list-level-style-number>
      <text:list-level-style-number text:level="3" style:num-format="">
        <style:list-level-properties text:min-label-width="0.5in"/>
      </text:list-level-style-number>
      <text:list-level-style-number text:level="4" style:num-format="">
        <style:list-level-properties text:min-label-width="0.6in"/>
      </text:list-level-style-number>
      <text:list-level-style-number text:level="5" style:num-format="">
        <style:list-level-properties text:min-label-width="0.7in"/>
      </text:list-level-style-number>
      <text:list-level-style-number text:level="6" style:num-format="">
        <style:list-level-properties text:min-label-width="0.8in"/>
      </text:list-level-style-number>
      <text:list-level-style-number text:level="7" style:num-format="">
        <style:list-level-properties text:min-label-width="0.9in"/>
      </text:list-level-style-number>
      <text:list-level-style-number text:level="8" style:num-format="">
        <style:list-level-properties text:min-label-width="1in"/>
      </text:list-level-style-number>
      <text:list-level-style-number text:level="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text:start-value="3">
        <style:list-level-properties text:min-label-width="0.25in"/>
      </text:list-level-style-number>
      <text:list-level-style-number text:level="2" style:num-suffix=")" style:num-format="a" style:num-letter-sync="true">
        <style:list-level-properties text:space-before="0.2917in" text:min-label-width="0.2917in"/>
      </text:list-level-style-number>
      <text:list-level-style-number text:level="3" style:num-suffix="." style:num-format="i">
        <style:list-level-properties text:min-label-width="0.8752in" text:min-label-distance="0.2917in" fo:text-align="end"/>
      </text:list-level-style-number>
      <text:list-level-style-number text:level="4" style:num-suffix="." style:num-format="1">
        <style:list-level-properties text:space-before="0.8748in" text:min-label-width="0.2917in"/>
      </text:list-level-style-number>
      <text:list-level-style-number text:level="5" style:num-suffix=")" style:num-format="a" style:num-letter-sync="true">
        <style:list-level-properties text:space-before="1.1665in" text:min-label-width="0.2917in"/>
      </text:list-level-style-number>
      <text:list-level-style-number text:level="6" style:num-suffix="." style:num-format="i">
        <style:list-level-properties text:min-label-width="1.75in" text:min-label-distance="0.2917in" fo:text-align="end"/>
      </text:list-level-style-number>
      <text:list-level-style-number text:level="7" style:num-suffix="." style:num-format="1">
        <style:list-level-properties text:space-before="1.75in" text:min-label-width="0.2917in"/>
      </text:list-level-style-number>
      <text:list-level-style-number text:level="8" style:num-suffix=")" style:num-format="a" style:num-letter-sync="true">
        <style:list-level-properties text:space-before="2.0417in" text:min-label-width="0.2917in"/>
      </text:list-level-style-number>
      <text:list-level-style-number text:level="9" style:num-suffix="." style:num-format="i">
        <style:list-level-properties text:min-label-width="2.6252in" text:min-label-distance="0.2917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Oo-dev/3.2$Win32 OpenOffice.org_project/320m2$Build-9432</meta:generator>
    <dc:title>xCAT Statelite Cookbook</dc:title>
    <meta:initial-creator>Vallard Benincosa</meta:initial-creator>
    <meta:creation-date>2010-02-03T13:22:00</meta:creation-date>
    <dc:date>2010-07-09T11:20:50.12</dc:date>
    <meta:print-date>2010-01-27T18:01:00</meta:print-date>
    <meta:editing-cycles>129</meta:editing-cycles>
    <meta:editing-duration>PT54H30M35S</meta:editing-duration>
    <meta:document-statistic meta:table-count="0" meta:image-count="0" meta:object-count="0" meta:page-count="17" meta:paragraph-count="381" meta:word-count="4325" meta:character-count="29000"/>
    <meta:user-defined meta:name="Info 1"/>
    <meta:user-defined meta:name="Info 2"/>
    <meta:user-defined meta:name="Info 3"/>
    <meta:user-defined meta:name="Info 4"/>
  </office:meta>
</office:document-meta>
</file>